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  <style:font-face style:name="verdana" svg:font-family="verdana, sanserif"/>
  </office:font-face-decls>
  <office:automatic-styles>
    <style:style style:name="P1" style:family="paragraph" style:parent-style-name="Default" style:list-style-name="Numbering_20_123">
      <style:text-properties style:font-name="Liberation Serif" officeooo:paragraph-rsid="005e48ff"/>
    </style:style>
    <style:style style:name="P2" style:family="paragraph" style:parent-style-name="Standard" style:list-style-name="Numbering_20_123">
      <style:text-properties officeooo:paragraph-rsid="00644b7a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 fo:font-weight="bold" style:font-weight-asian="bold" style:font-weight-complex="bold"/>
    </style:style>
    <style:style style:name="P5" style:family="paragraph" style:parent-style-name="Standard" style:list-style-name="Numbering_20_123">
      <style:text-properties style:font-name="Liberation Serif" fo:font-size="11.5pt" officeooo:paragraph-rsid="0055e2e1" style:font-size-asian="11.5pt"/>
    </style:style>
    <style:style style:name="P6" style:family="paragraph" style:parent-style-name="Standard" style:list-style-name="Numbering_20_123">
      <style:text-properties style:font-name="Liberation Serif" fo:font-size="11.5pt" officeooo:rsid="002482ae" officeooo:paragraph-rsid="005a285c" style:font-size-asian="11.5pt" style:font-size-complex="11.5pt"/>
    </style:style>
    <style:style style:name="P7" style:family="paragraph" style:parent-style-name="Standard" style:list-style-name="Numbering_20_123">
      <style:text-properties style:font-name="Liberation Serif" officeooo:paragraph-rsid="005c5467"/>
    </style:style>
    <style:style style:name="T1" style:family="text">
      <style:text-properties fo:font-variant="normal" fo:text-transform="none" fo:color="#000000" loext:opacity="100%" fo:font-size="11.5pt" fo:letter-spacing="normal" fo:font-style="normal" fo:font-weight="normal" officeooo:rsid="0055e2e1" style:font-size-asian="11.5pt" style:font-size-complex="11.5pt"/>
    </style:style>
    <style:style style:name="T2" style:family="text">
      <style:text-properties fo:font-variant="normal" fo:text-transform="none" fo:color="#000000" loext:opacity="100%" fo:font-size="11.5pt" fo:letter-spacing="normal" fo:font-style="normal" fo:font-weight="normal" officeooo:rsid="0055e2e1" style:font-size-asian="11.5pt" style:font-size-complex="11.5pt" loext:padding="0cm" loext:border="none"/>
    </style:style>
    <style:style style:name="T3" style:family="text">
      <style:text-properties fo:font-variant="normal" fo:text-transform="none" fo:color="#000000" loext:opacity="100%" fo:font-size="11.5pt" fo:letter-spacing="normal" fo:font-style="normal" fo:font-weight="normal" officeooo:rsid="002e0575" style:font-size-asian="11.5pt" style:font-size-complex="11.5pt"/>
    </style:style>
    <style:style style:name="T4" style:family="text">
      <style:text-properties fo:font-variant="normal" fo:text-transform="none" fo:color="#000000" loext:opacity="100%" fo:font-size="11.5pt" fo:letter-spacing="normal" fo:font-style="normal" fo:font-weight="normal" officeooo:rsid="0033ea7c" style:font-size-asian="11.5pt" style:font-size-complex="11.5pt"/>
    </style:style>
    <style:style style:name="T5" style:family="text">
      <style:text-properties fo:font-variant="normal" fo:text-transform="none" fo:color="#000000" loext:opacity="100%" fo:font-size="11.5pt" fo:letter-spacing="normal" fo:font-style="normal" fo:font-weight="normal" officeooo:rsid="005cbf6c" style:font-size-asian="11.5pt" style:font-size-complex="11.5pt" loext:padding="0cm" loext:border="none"/>
    </style:style>
    <style:style style:name="T6" style:family="text">
      <style:text-properties fo:font-variant="normal" fo:text-transform="none" fo:color="#000000" loext:opacity="100%" fo:font-size="11.5pt" fo:letter-spacing="normal" fo:font-style="normal" fo:font-weight="normal" officeooo:rsid="004c1f8f" style:font-size-asian="11.5pt" style:font-size-complex="11.5pt" loext:padding="0cm" loext:border="none"/>
    </style:style>
    <style:style style:name="T7" style:family="text">
      <style:text-properties fo:font-variant="normal" fo:text-transform="none" fo:color="#000000" loext:opacity="100%" fo:font-size="11.5pt" fo:letter-spacing="normal" fo:font-style="normal" fo:font-weight="normal" officeooo:rsid="0063fd04" style:font-size-asian="11.5pt" style:font-size-complex="11.5pt" loext:padding="0cm" loext:border="none"/>
    </style:style>
    <style:style style:name="T8" style:family="text">
      <style:text-properties fo:font-variant="normal" fo:text-transform="none" fo:color="#000000" loext:opacity="100%" fo:font-size="11.5pt" fo:letter-spacing="normal" fo:font-style="normal" fo:font-weight="normal" officeooo:rsid="00644b7a" style:font-size-asian="11.5pt" style:font-size-complex="11.5pt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55e2e1" style:font-size-asian="11.5pt" style:font-size-complex="11.5pt"/>
    </style:style>
    <style:style style:name="T10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55e2e1" style:font-size-asian="11.5pt" style:font-size-complex="11.5pt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2e0575" style:font-size-asian="11.5pt" style:font-size-complex="11.5pt"/>
    </style:style>
    <style:style style:name="T12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33ea7c" style:font-size-asian="11.5pt" style:font-size-complex="11.5pt"/>
    </style:style>
    <style:style style:name="T13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5cbf6c" style:font-size-asian="11.5pt" style:font-size-complex="11.5pt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4c1f8f" style:font-size-asian="11.5pt" style:font-size-complex="11.5pt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55e2e1" style:font-size-asian="11.5pt" style:font-size-complex="11.5pt"/>
    </style:style>
    <style:style style:name="T16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55e2e1" style:font-size-asian="11.5pt" style:font-size-complex="11.5pt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644b7a" style:font-size-asian="11.5pt" style:font-size-complex="11.5pt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1.5pt" fo:letter-spacing="normal" fo:font-style="normal" fo:font-weight="normal" officeooo:rsid="0064c05b" style:font-size-asian="11.5pt" style:font-size-complex="11.5pt" loext:padding="0cm" loext:border="none"/>
    </style:style>
    <style:style style:name="T19" style:family="text">
      <style:text-properties fo:color="#000000" loext:opacity="100%" style:font-name="Times New Roman" fo:font-size="11.5pt" officeooo:rsid="003b5fa8" style:font-size-asian="11.5pt" style:font-size-complex="11.5pt"/>
    </style:style>
    <style:style style:name="T20" style:family="text">
      <style:text-properties fo:color="#000000" loext:opacity="100%" style:font-name="Times New Roman" fo:font-size="11.5pt" officeooo:rsid="004c1f8f" style:font-size-asian="11.5pt" style:font-size-complex="11.5pt"/>
    </style:style>
    <style:style style:name="T21" style:family="text">
      <style:text-properties fo:color="#000000" loext:opacity="100%" style:font-name="Times New Roman" fo:font-size="11.5pt" officeooo:rsid="0033ea7c" style:font-size-asian="11.5pt" style:font-size-complex="11.5pt"/>
    </style:style>
    <style:style style:name="T22" style:family="text">
      <style:text-properties fo:color="#000000" loext:opacity="100%" style:font-name="Times New Roman" fo:font-size="11.5pt" officeooo:rsid="005c5467" style:font-size-asian="11.5pt" style:font-size-complex="11.5pt"/>
    </style:style>
    <style:style style:name="T23" style:family="text">
      <style:text-properties fo:color="#000000" loext:opacity="100%" fo:font-size="11.5pt" officeooo:rsid="0055e2e1" style:font-size-asian="11.5pt" style:font-size-complex="11.5pt"/>
    </style:style>
    <style:style style:name="T24" style:family="text">
      <style:text-properties fo:color="#000000" loext:opacity="100%" fo:font-size="11.5pt" officeooo:rsid="0033ea7c" style:font-size-asian="11.5pt" style:font-size-complex="11.5pt"/>
    </style:style>
    <style:style style:name="T25" style:family="text">
      <style:text-properties fo:color="#000000" loext:opacity="100%" fo:font-size="11.5pt" officeooo:rsid="005c5467" style:font-size-asian="11.5pt" style:font-size-complex="11.5pt"/>
    </style:style>
    <style:style style:name="T26" style:family="text">
      <style:text-properties fo:color="#000000" loext:opacity="100%" fo:font-size="11.5pt" officeooo:rsid="003b5fa8" style:font-size-asian="11.5pt" style:font-size-complex="11.5pt"/>
    </style:style>
    <style:style style:name="T27" style:family="text">
      <style:text-properties fo:color="#000000" loext:opacity="100%" fo:font-size="11.5pt" officeooo:rsid="005cbf6c" style:font-size-asian="11.5pt" style:font-size-complex="11.5pt"/>
    </style:style>
    <style:style style:name="T28" style:family="text">
      <style:text-properties fo:color="#000000" loext:opacity="100%" fo:font-size="11.5pt" officeooo:rsid="004c1f8f" style:font-size-asian="11.5pt" style:font-size-complex="11.5pt"/>
    </style:style>
    <style:style style:name="T29" style:family="text">
      <style:text-properties fo:color="#000000" loext:opacity="100%" style:font-name="Liberation Serif" fo:font-size="11.5pt" officeooo:rsid="0055e2e1" style:font-size-asian="11.5pt" style:font-size-complex="11.5pt"/>
    </style:style>
    <style:style style:name="T30" style:family="text">
      <style:text-properties fo:color="#000000" loext:opacity="100%" style:font-name="Liberation Serif" fo:font-size="11.5pt" officeooo:rsid="0033ea7c" style:font-size-asian="11.5pt" style:font-size-complex="11.5pt"/>
    </style:style>
    <style:style style:name="T31" style:family="text">
      <style:text-properties fo:color="#000000" loext:opacity="100%" style:font-name="Liberation Serif" fo:font-size="11.5pt" officeooo:rsid="005c5467" style:font-size-asian="11.5pt" style:font-size-complex="11.5pt"/>
    </style:style>
    <style:style style:name="T32" style:family="text">
      <style:text-properties fo:color="#000000" loext:opacity="100%" style:font-name="Liberation Serif" fo:font-size="11.5pt" officeooo:rsid="005cbf6c" style:font-size-asian="11.5pt" style:font-size-complex="11.5pt"/>
    </style:style>
    <style:style style:name="T33" style:family="text">
      <style:text-properties fo:color="#000000" loext:opacity="100%" style:font-name="Liberation Serif" fo:font-size="11.5pt" officeooo:rsid="0055e2e1" style:font-size-asian="11.5pt" style:font-size-complex="11.5pt"/>
    </style:style>
    <style:style style:name="T34" style:family="text">
      <style:text-properties fo:font-size="11.5pt" officeooo:rsid="002e0575" style:font-size-asian="11.5pt" style:font-size-complex="11.5pt"/>
    </style:style>
    <style:style style:name="T35" style:family="text">
      <style:text-properties fo:font-size="11.5pt" officeooo:rsid="0033ea7c" style:font-size-asian="11.5pt" style:font-size-complex="11.5pt"/>
    </style:style>
    <style:style style:name="T36" style:family="text">
      <style:text-properties fo:font-size="11.5pt" officeooo:rsid="0055e2e1" style:font-size-asian="11.5pt" style:font-size-complex="11.5pt"/>
    </style:style>
    <style:style style:name="T37" style:family="text">
      <style:text-properties fo:font-size="11.5pt" officeooo:rsid="002482ae" style:font-size-asian="11.5pt" style:font-size-complex="11.5pt"/>
    </style:style>
    <style:style style:name="T38" style:family="text">
      <style:text-properties fo:font-size="11.5pt" style:font-size-asian="11.5pt" style:font-size-complex="11.5pt" loext:padding="0cm" loext:border="none"/>
    </style:style>
    <style:style style:name="T39" style:family="text">
      <style:text-properties fo:font-size="11.5pt" officeooo:rsid="005cbf6c" style:font-size-asian="11.5pt"/>
    </style:style>
    <style:style style:name="T40" style:family="text">
      <style:text-properties fo:font-size="11.5pt" officeooo:rsid="005e48ff" style:font-size-asian="11.5pt"/>
    </style:style>
    <style:style style:name="T41" style:family="text">
      <style:text-properties officeooo:rsid="00527d4a"/>
    </style:style>
    <style:style style:name="T42" style:family="text">
      <style:text-properties officeooo:rsid="00557406"/>
    </style:style>
    <style:style style:name="T43" style:family="text">
      <style:text-properties style:font-name="Liberation Serif" fo:font-size="11.5pt" style:font-size-asian="11.5pt" style:font-size-complex="11.5pt" loext:padding="0cm" loext:border="none"/>
    </style:style>
    <style:style style:name="T44" style:family="text">
      <style:text-properties style:font-name="Liberation Serif" fo:font-size="11.5pt" officeooo:rsid="002482ae" style:font-size-asian="11.5pt" style:font-size-complex="11.5pt"/>
    </style:style>
    <style:style style:name="T45" style:family="text">
      <style:text-properties style:font-name="Liberation Serif" fo:font-size="11.5pt" officeooo:rsid="0055e2e1" style:font-size-asian="11.5pt" style:font-size-complex="11.5pt"/>
    </style:style>
    <style:style style:name="T46" style:family="text">
      <style:text-properties style:font-name="Liberation Serif" fo:font-size="11.5pt" style:font-size-asian="11.5pt" style:font-size-complex="11.5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ania do egzaminu inżynierskiego z Informatyki – <text:span text:style-name="T41">Rafał Bańka</text:span></text:p>
      <text:p text:style-name="P4"/>
      <text:p text:style-name="P4"><text:span text:style-name="T42">Metody probabilistyczne i statystyka</text:span><text:line-break/></text:p>
      <text:list xml:id="list3988232111" text:style-name="Numbering_20_123">
        <text:list-item>
          <text:p text:style-name="P5">Prawdopodobieństwo warunkowe, prawdopodobieństwo całkowite, wzór Bayesa, niezależność zdarzeń.</text:p>
          <text:p text:style-name="P2"><text:span text:style-name="T44"><text:line-break/></text:span><text:span text:style-name="T45">Prawdo</text:span><text:span text:style-name="T29">podobieństwo warunkowe – </text:span><text:span text:style-name="T10">metoda obliczania prawdopodobieństwa</text:span><text:span text:style-name="T29"> </text:span><text:span text:style-name="T9">dla zdarzeń A i B należących do tej samej rodziny zdarzeń (przestrzeni zdarzeń), jest to prawdopodobieństwo zdarzenia A pod warunkiem zajścia zdarzenia B.<text:line-break/><text:line-break/></text:span><text:span text:style-name="T10">Prawdopodobieństwo całkowite - metoda obliczania prawdopodobieństwa zdarzenia, uwzględniająca wszystkie możliwe sposoby jego wystąpienia poprzez sumowanie warunkowych prawdopodobieństw wystąpienia tego zdarzenia przy różnych warunkach.<text:line-break/>W praktyce oznacza to, że możemy obliczyć prawdopodobieństwo zdarzenia A,<text:line-break/>biorąc pod uwagę jego zależności i warunki.<text:line-break/><text:line-break/></text:span><text:span text:style-name="T2">Twierdzenie </text:span><text:span text:style-name="T8">Bayesa</text:span><text:span text:style-name="T2"> opisuje prawdopodobieństwo zajścia danego zdarzenia na podstawie wcześniejszej wiedzy o warunkach, które mogą być związane ze zdarzeniem.<text:line-break/></text:span><text:span text:style-name="T10">Wzór Bayesa stos</text:span><text:span text:style-name="T17">owany jest</text:span><text:span text:style-name="T10"> głównie wtedy, gdy </text:span><text:span text:style-name="T18">wynik</text:span><text:span text:style-name="T10"> doświadczenia </text:span><text:span text:style-name="T18">jest znany</text:span><text:span text:style-name="T10"> i </text:span><text:span text:style-name="T18">zadawane jest pytanie o przebieg tego doświadczenia</text:span><text:span text:style-name="T10">.<text:line-break/><text:line-break/></text:span><text:span text:style-name="T43">Niezależność zdarzeń w probabilistyce oznacza, że wystąpienie jednego zdarzenia nie wpływa na drugie. Innymi słowy, gdy dwa zdarzenia są niezależne, to prawdopodobieństwo jednego zdarzenia nie zależy od drugiego. Na przykład, rzut monetą i wyrzucenie kostki są niezależnymi zdarzeniami, ponieważ wynik rzutu monetą nie wpływa na wynik wyrzucenia kostki.<text:line-break/>W takich przypadkach możemy obliczyć prawdopodobieństwo obu zdarzeń, mnożąc prawdopodobieństwa każdego z osobna.</text:span></text:p>
          <text:p text:style-name="P6"><text:line-break/></text:p>
        </text:list-item>
        <text:list-item>
          <text:p text:style-name="P7"><text:span text:style-name="T34">Zmienna losowa i jej rozkład, parametry rozkładu zmiennej losowej, przykładowe rozkłady.<text:line-break/><text:line-break/></text:span><text:span text:style-name="T3">Zmienną losową nazywamy jednoznaczną funkcję rzeczywistą określoną na zbiorze Ω zdarzeń elementarnych taką, że każdemu przedziałowi wartości funkcji oznaczanych jako X odpowiada zdarzenie losowe. Zmienna losowa to inaczej wielkość, która może przyjmować wartości liczbowe z pewnego obszaru zmienności, z określonym prawdopodobieństwem.<text:line-break/></text:span><text:span text:style-name="T24"><text:line-break/></text:span><text:span text:style-name="T4">Parametry rozkładu zmiennej losowej to wartości opisujące rozkład i pozwalające połączyć rachunek prawdopodobieństwa ze statystyką matematyczną.</text:span><text:span text:style-name="T24"><text:line-break/><text:line-break/></text:span><text:span text:style-name="T25">Przykładowe rozkłady:</text:span><text:span text:style-name="T35"><text:line-break/></text:span><text:span text:style-name="T24">Wartość oczekiwana </text:span><text:span text:style-name="T25">(</text:span><text:span text:style-name="T24">wartość przeciętna, wartość średnia, nadzieja matematyczna</text:span><text:span text:style-name="T25">) -</text:span><text:span text:style-name="T24"><text:line-break/></text:span><text:span text:style-name="T25">j</text:span><text:span text:style-name="T24">est to jedna z miar określających ”środek” zmiennej losowej. <text:line-break/>Odchylenie standardowe – najczęściej używana miara rozrzutu zmiennej losowej wokół wartości średniej. W celu </text:span><text:span text:style-name="T25">jej</text:span><text:span text:style-name="T24"> określenia definiujemy parametr – wariancję (dyspersję).</text:span><text:span text:style-name="T26"><text:line-break/></text:span></text:p>
        </text:list-item>
        <text:list-item>
          <text:p text:style-name="P1"><text:span text:style-name="T39">Rozkład normalny i centralne twierdzenie graniczne.<text:line-break/><text:line-break/></text:span><text:span text:style-name="T5">Rozkład normalny inaczej rozkład Gaussa jest podstawowym, teoretycznym rozkładem wartości. Często nazywany jest krzywą dzwonową, ponieważ jego wykres przypomina kształtem dzwon. Jest to teoretyczny, ponieważ rozkład częstości jest w nim wyznaczony<text:line-break/>na podstawie wzoru, a nie obserwacji rzeczywistych danych. W wielkim skrócie opisuje<text:line-break/>on sytuacje w świecie, gdzie większość przypadków jest bliska średniemu wynikowi, a im dany wynik bardziej odchyla się od średniej tym jest mniej reprezentowany. Najwięcej jest </text:span><text:soft-page-break/><text:span text:style-name="T5">przypadków blisko przeciętnej. Im dalej oddalamy się od średniego wyniku, tym przypadków jest mniej.</text:span><text:span text:style-name="T27"> <text:line-break/><text:line-break/></text:span><text:span text:style-name="T5">Centralne Twierdzenie Graniczne jest fundamentalnym twierdzeniem w statystyce, które mówi, że suma lub średnia z dużej liczby niezależnych próbek z innych rozkładów zbliża się<text:line-break/>do rozkładu normalnego. To pozwala na stosowanie rozkładu normalnego w analizie danych, nawet jeśli pierwotne dane nie są rozkładem normalnym. W praktyce Centralne Twierdzenie Graniczne oznacza, że im większa będzie liczebność naszej badanej próby w pojedynczym badaniu, tym większa jest szansa, że pochodzi ona z rozkładu średnich z cechy o rozkładzie normalnym. Centralne Twierdzenie Graniczne mówi, że jeśli zbierzesz dużo próbek<text:line-break/>z dowolnego rodzaju danych i zsumujesz je lub obliczysz średnią, to wynik będzie miał kształt rozkładu normalnego.</text:span><text:span text:style-name="T39"><text:line-break/></text:span></text:p>
        </text:list-item>
        <text:list-item>
          <text:p text:style-name="P1"><text:span text:style-name="T40">Metoda największej wiarogodności.<text:line-break/></text:span><text:span text:style-name="T28"><text:line-break/></text:span><text:span text:style-name="T6">Metoda największej wiarygodności (Maximum Likelihood Estimation) to technika używana<text:line-break/>w statystyce i teorii prawdopodobieństwa do oszacowania parametrów rozkładu prawdopodobieństwa, które najlepiej opisują dane obserwowane. W skrócie, polega<text:line-break/>na znalezieniu takich parametrów, które sprawiają, że dane są najbardziej "wiarygodne" zgodnie z przyjętym modelem. W praktyce oznacza to znalezienie tych wartości parametrów,<text:line-break/>dla których obserwowane dane są najbardziej prawdopodobne. Metoda ta jest jest szeroko stosowana w analizie danych, w modelowaniu statystycznym, oraz w uczeniu maszynowym. Pomaga w oszacowaniu parametrów w różnych rozkładach prawdopodobieństwa,<text:line-break/>a także w dostosowaniu modeli do rzeczywistych danych.</text:span><text:span text:style-name="T28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  <style:font-face style:name="verdana" svg:font-family="verdana, san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1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text:style-name="ListLabel_20_1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7T12:35:00</meta:creation-date>
    <dc:date>2023-10-15T11:23:21.809000000</dc:date>
    <meta:editing-duration>PT5H39M29S</meta:editing-duration>
    <meta:editing-cycles>76</meta:editing-cycles>
    <meta:generator>LibreOffice/7.5.0.3$Windows_X86_64 LibreOffice_project/c21113d003cd3efa8c53188764377a8272d9d6de</meta:generator>
    <meta:initial-creator>Beata</meta:initial-creator>
    <meta:document-statistic meta:table-count="0" meta:image-count="0" meta:object-count="0" meta:page-count="2" meta:paragraph-count="8" meta:word-count="581" meta:character-count="4590" meta:non-whitespace-character-count="3999"/>
  </office:meta>
</office:document-meta>
</file>